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language="fr" fo:country="FR" officeooo:rsid="001adb96" officeooo:paragraph-rsid="001adb96"/>
    </style:style>
    <style:style style:name="P2" style:family="paragraph" style:parent-style-name="Footer">
      <style:text-properties style:font-name="Times New Roman" fo:language="fr" fo:country="FR" officeooo:rsid="001adb96" officeooo:paragraph-rsid="001adb96"/>
    </style:style>
    <style:style style:name="P3" style:family="paragraph" style:parent-style-name="Standard">
      <style:paragraph-properties fo:text-align="justify" style:justify-single-word="false"/>
      <style:text-properties style:font-name="Times New Roman" fo:language="fr" fo:country="FR" officeooo:rsid="02460ec9" officeooo:paragraph-rsid="02460ec9"/>
    </style:style>
    <style:style style:name="P4" style:family="paragraph" style:parent-style-name="Standard">
      <style:paragraph-properties fo:text-align="justify" style:justify-single-word="false"/>
      <style:text-properties style:font-name="Times New Roman" fo:language="fr" fo:country="FR" officeooo:rsid="0246389e" officeooo:paragraph-rsid="0246389e"/>
    </style:style>
    <style:style style:name="P5" style:family="paragraph" style:parent-style-name="Standard">
      <style:paragraph-properties fo:text-align="justify" style:justify-single-word="false"/>
      <style:text-properties style:font-name="Times New Roman" fo:language="fr" fo:country="FR" officeooo:rsid="02480e3c" officeooo:paragraph-rsid="02480e3c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1pt" fo:language="fr" fo:country="FR" style:text-underline-style="none" officeooo:rsid="0244ef13" officeooo:paragraph-rsid="0244ef13" style:font-size-asian="9.60000038146973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1pt" fo:language="fr" fo:country="FR" style:text-underline-style="none" officeooo:rsid="0244ef13" officeooo:paragraph-rsid="0244ef13" style:font-size-asian="9.60000038146973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1pt" fo:language="fr" fo:country="FR" style:text-underline-style="none" officeooo:rsid="0246ef97" officeooo:paragraph-rsid="0246389e" style:font-size-asian="9.60000038146973pt" style:font-size-complex="11pt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Times New Roman" fo:language="fr" fo:country="FR" officeooo:rsid="0248d229" officeooo:paragraph-rsid="0248d229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Times New Roman" fo:language="fr" fo:country="FR" officeooo:rsid="024df4e0" officeooo:paragraph-rsid="024df4e0"/>
    </style:style>
    <style:style style:name="P11" style:family="paragraph" style:parent-style-name="Standard">
      <style:paragraph-properties fo:text-align="justify" style:justify-single-word="false"/>
      <style:text-properties style:font-name="Times New Roman" fo:language="fr" fo:country="FR" officeooo:rsid="0254acb0" officeooo:paragraph-rsid="0254acb0"/>
    </style:style>
    <style:style style:name="P12" style:family="paragraph" style:parent-style-name="Standard">
      <style:paragraph-properties fo:text-align="justify" style:justify-single-word="false"/>
      <style:text-properties style:font-name="Times New Roman" fo:language="fr" fo:country="FR" style:text-underline-style="solid" style:text-underline-width="auto" style:text-underline-color="font-color" officeooo:rsid="025c8a42" officeooo:paragraph-rsid="025c8a42"/>
    </style:style>
    <style:style style:name="P13" style:family="paragraph" style:parent-style-name="Standard">
      <style:paragraph-properties fo:text-align="justify" style:justify-single-word="false"/>
      <style:text-properties style:font-name="Times New Roman" fo:language="fr" fo:country="FR" style:text-underline-style="solid" style:text-underline-width="auto" style:text-underline-color="font-color" officeooo:rsid="025dffa9" officeooo:paragraph-rsid="0262bd9c"/>
    </style:style>
    <style:style style:name="P14" style:family="paragraph" style:parent-style-name="Standard">
      <style:paragraph-properties fo:text-align="justify" style:justify-single-word="false"/>
      <style:text-properties style:font-name="Times New Roman" fo:language="fr" fo:country="FR" style:text-underline-style="solid" style:text-underline-width="auto" style:text-underline-color="font-color" officeooo:rsid="026c75a5" officeooo:paragraph-rsid="026c75a5"/>
    </style:style>
    <style:style style:name="P15" style:family="paragraph" style:parent-style-name="Standard">
      <style:paragraph-properties fo:text-align="justify" style:justify-single-word="false"/>
      <style:text-properties style:font-name="Times New Roman" fo:language="fr" fo:country="FR" style:text-underline-style="solid" style:text-underline-width="auto" style:text-underline-color="font-color" officeooo:rsid="026d35d3" officeooo:paragraph-rsid="026d35d3"/>
    </style:style>
    <style:style style:name="P16" style:family="paragraph" style:parent-style-name="Standard">
      <style:paragraph-properties fo:text-align="justify" style:justify-single-word="false"/>
      <style:text-properties style:font-name="Times New Roman" fo:language="fr" fo:country="FR" style:text-underline-style="solid" style:text-underline-width="auto" style:text-underline-color="font-color" officeooo:rsid="027663d8" officeooo:paragraph-rsid="027663d8"/>
    </style:style>
    <style:style style:name="P17" style:family="paragraph" style:parent-style-name="Standard">
      <style:paragraph-properties fo:text-align="justify" style:justify-single-word="false"/>
      <style:text-properties style:font-name="Times New Roman" fo:language="fr" fo:country="FR" style:text-underline-style="solid" style:text-underline-width="auto" style:text-underline-color="font-color" officeooo:rsid="027a3656" officeooo:paragraph-rsid="027a3656"/>
    </style:style>
    <style:style style:name="P18" style:family="paragraph" style:parent-style-name="Standard">
      <style:paragraph-properties fo:text-align="justify" style:justify-single-word="false"/>
      <style:text-properties style:font-name="Times New Roman" fo:language="fr" fo:country="FR" style:text-underline-style="solid" style:text-underline-width="auto" style:text-underline-color="font-color" officeooo:rsid="027b5181" officeooo:paragraph-rsid="027b5181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1pt" fo:language="fr" fo:country="FR" style:text-underline-style="none" officeooo:rsid="0246ef97" officeooo:paragraph-rsid="0246389e" style:font-size-asian="9.60000038146973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1pt" fo:language="fr" fo:country="FR" style:text-underline-style="solid" style:text-underline-width="auto" style:text-underline-color="font-color" officeooo:rsid="025c8a42" officeooo:paragraph-rsid="025c8a42" style:font-size-asian="9.60000038146973pt" style:font-size-complex="11pt"/>
    </style:style>
    <style:style style:name="P21" style:family="paragraph" style:parent-style-name="Standard">
      <style:paragraph-properties fo:text-align="justify" style:justify-single-word="false" fo:break-before="page"/>
      <style:text-properties style:font-name="Times New Roman" fo:language="fr" fo:country="FR" style:text-underline-style="solid" style:text-underline-width="auto" style:text-underline-color="font-color" officeooo:rsid="027a3656" officeooo:paragraph-rsid="027a3656"/>
    </style:style>
    <style:style style:name="T1" style:family="text">
      <style:text-properties officeooo:rsid="001db8a2"/>
    </style:style>
    <style:style style:name="T2" style:family="text">
      <style:text-properties fo:font-size="11pt" style:text-underline-style="none" style:font-size-asian="9.60000038146973pt" style:font-size-complex="11pt"/>
    </style:style>
    <style:style style:name="T3" style:family="text">
      <style:text-properties fo:font-size="11pt" style:text-underline-style="none" officeooo:rsid="0244ef13" style:font-size-asian="9.60000038146973pt" style:font-size-complex="11pt"/>
    </style:style>
    <style:style style:name="T4" style:family="text">
      <style:text-properties fo:font-size="11pt" style:text-underline-style="none" officeooo:rsid="0246389e" style:font-size-asian="9.60000038146973pt" style:font-size-complex="11pt"/>
    </style:style>
    <style:style style:name="T5" style:family="text">
      <style:text-properties fo:font-size="11pt" style:text-underline-style="none" officeooo:rsid="0246d3d3" style:font-size-asian="9.60000038146973pt" style:font-size-complex="11pt"/>
    </style:style>
    <style:style style:name="T6" style:family="text">
      <style:text-properties fo:font-size="11pt" style:text-underline-style="none" officeooo:rsid="0246ef97" style:font-size-asian="9.60000038146973pt" style:font-size-complex="11pt"/>
    </style:style>
    <style:style style:name="T7" style:family="text">
      <style:text-properties fo:font-size="11pt" style:text-underline-style="none" officeooo:rsid="0249fac5" style:font-size-asian="9.60000038146973pt" style:font-size-complex="11pt"/>
    </style:style>
    <style:style style:name="T8" style:family="text">
      <style:text-properties fo:font-size="11pt" style:text-underline-style="none" officeooo:rsid="024b5f83" style:font-size-asian="9.60000038146973pt" style:font-size-complex="11pt"/>
    </style:style>
    <style:style style:name="T9" style:family="text">
      <style:text-properties fo:font-size="11pt" style:text-underline-style="none" officeooo:rsid="024bb6c7" style:font-size-asian="9.60000038146973pt" style:font-size-complex="11pt"/>
    </style:style>
    <style:style style:name="T10" style:family="text">
      <style:text-properties fo:font-size="11pt" style:text-underline-style="none" officeooo:rsid="024bb78c" style:font-size-asian="9.60000038146973pt" style:font-size-complex="11pt"/>
    </style:style>
    <style:style style:name="T11" style:family="text">
      <style:text-properties fo:font-size="11pt" style:text-underline-style="none" officeooo:rsid="024d0daa" style:font-size-asian="9.60000038146973pt" style:font-size-complex="11pt"/>
    </style:style>
    <style:style style:name="T12" style:family="text">
      <style:text-properties fo:font-size="11pt" style:text-underline-style="none" officeooo:rsid="024e0a1d" style:font-size-asian="9.60000038146973pt" style:font-size-complex="11pt"/>
    </style:style>
    <style:style style:name="T13" style:family="text">
      <style:text-properties fo:font-size="11pt" style:text-underline-style="none" officeooo:rsid="0250d87f" style:font-size-asian="9.60000038146973pt" style:font-size-complex="11pt"/>
    </style:style>
    <style:style style:name="T14" style:family="text">
      <style:text-properties fo:font-size="11pt" style:text-underline-style="none" officeooo:rsid="025b0249" style:font-size-asian="9.60000038146973pt" style:font-size-complex="11pt"/>
    </style:style>
    <style:style style:name="T15" style:family="text">
      <style:text-properties fo:font-size="11pt" style:text-underline-style="none" officeooo:rsid="025e90ef" style:font-size-asian="9.60000038146973pt" style:font-size-complex="11pt"/>
    </style:style>
    <style:style style:name="T16" style:family="text">
      <style:text-properties fo:font-size="11pt" style:text-underline-style="none" officeooo:rsid="025f6daf" style:font-size-asian="9.60000038146973pt" style:font-size-complex="11pt"/>
    </style:style>
    <style:style style:name="T17" style:family="text">
      <style:text-properties fo:font-size="11pt" style:text-underline-style="none" officeooo:rsid="0262bd9c" style:font-size-asian="9.60000038146973pt" style:font-size-complex="11pt"/>
    </style:style>
    <style:style style:name="T18" style:family="text">
      <style:text-properties fo:font-size="11pt" style:text-underline-style="none" officeooo:rsid="024f5309" style:font-size-asian="9.60000038146973pt" style:font-size-complex="11pt"/>
    </style:style>
    <style:style style:name="T19" style:family="text">
      <style:text-properties fo:font-size="11pt" style:text-underline-style="none" officeooo:rsid="02636d1b" style:font-size-asian="9.60000038146973pt" style:font-size-complex="11pt"/>
    </style:style>
    <style:style style:name="T20" style:family="text">
      <style:text-properties fo:font-size="11pt" style:text-underline-style="none" officeooo:rsid="026490ac" style:font-size-asian="9.60000038146973pt" style:font-size-complex="11pt"/>
    </style:style>
    <style:style style:name="T21" style:family="text">
      <style:text-properties fo:font-size="11pt" style:text-underline-style="none" officeooo:rsid="0266388e" style:font-size-asian="9.60000038146973pt" style:font-size-complex="11pt"/>
    </style:style>
    <style:style style:name="T22" style:family="text">
      <style:text-properties fo:font-size="11pt" style:text-underline-style="none" officeooo:rsid="0268f2c5" style:font-size-asian="9.60000038146973pt" style:font-size-complex="11pt"/>
    </style:style>
    <style:style style:name="T23" style:family="text">
      <style:text-properties fo:font-size="11pt" style:text-underline-style="none" officeooo:rsid="026f2f82" style:font-size-asian="9.60000038146973pt" style:font-size-complex="11pt"/>
    </style:style>
    <style:style style:name="T24" style:family="text">
      <style:text-properties fo:font-size="11pt" style:text-underline-style="none" officeooo:rsid="0270b26d" style:font-size-asian="9.60000038146973pt" style:font-size-complex="11pt"/>
    </style:style>
    <style:style style:name="T25" style:family="text">
      <style:text-properties fo:font-size="11pt" style:text-underline-style="none" officeooo:rsid="02729adc" style:font-size-asian="9.60000038146973pt" style:font-size-complex="11pt"/>
    </style:style>
    <style:style style:name="T26" style:family="text">
      <style:text-properties fo:font-size="11pt" style:text-underline-style="none" officeooo:rsid="0273ffb5" style:font-size-asian="9.60000038146973pt" style:font-size-complex="11pt"/>
    </style:style>
    <style:style style:name="T27" style:family="text">
      <style:text-properties fo:font-size="11pt" style:text-underline-style="none" officeooo:rsid="0275c0fa" style:font-size-asian="9.60000038146973pt" style:font-size-complex="11pt"/>
    </style:style>
    <style:style style:name="T28" style:family="text">
      <style:text-properties fo:font-size="11pt" style:text-underline-style="none" officeooo:rsid="02775d59" style:font-size-asian="9.60000038146973pt" style:font-size-complex="11pt"/>
    </style:style>
    <style:style style:name="T29" style:family="text">
      <style:text-properties fo:font-size="11pt" style:text-underline-style="none" officeooo:rsid="0277ea20" style:font-size-asian="9.60000038146973pt" style:font-size-complex="11pt"/>
    </style:style>
    <style:style style:name="T30" style:family="text">
      <style:text-properties fo:font-size="11pt" style:text-underline-style="none" officeooo:rsid="027912b6" style:font-size-asian="9.60000038146973pt" style:font-size-complex="11pt"/>
    </style:style>
    <style:style style:name="T31" style:family="text">
      <style:text-properties fo:font-size="11pt" style:font-size-asian="9.60000038146973pt" style:font-size-complex="11pt"/>
    </style:style>
    <style:style style:name="T32" style:family="text">
      <style:text-properties fo:font-size="11pt" officeooo:rsid="025d03a5" style:font-size-asian="9.60000038146973pt" style:font-size-complex="11pt"/>
    </style:style>
    <style:style style:name="T33" style:family="text">
      <style:text-properties fo:font-size="11pt" officeooo:rsid="0250d87f" style:font-size-asian="9.60000038146973pt" style:font-size-complex="11pt"/>
    </style:style>
    <style:style style:name="T34" style:family="text">
      <style:text-properties fo:font-size="11pt" officeooo:rsid="027912b6" style:font-size-asian="9.60000038146973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es institutions politiques américaines</text:p>
      <text:p text:style-name="P6"/>
      <text:p text:style-name="P7"/>
      <text:p text:style-name="P7"/>
      <text:p text:style-name="P7"/>
      <text:p text:style-name="P7"/>
      <text:p text:style-name="P3"><text:span text:style-name="T3">L</text:span><text:span text:style-name="T2">es institutions politiques américaines concourent au </text:span><text:span text:style-name="T4">soft-power</text:span><text:span text:style-name="T2"> à la puissance américaine.<text:line-break/></text:span></text:p>
      <text:p text:style-name="P4"><text:span text:style-name="T2">La devise américaine est « E pluribus unum », de plusieurs nous ne faisons qu’un, </text:span><text:span text:style-name="T5">dès treize colonies de l’indépendance jusqu’au cinquante États actuels. </text:span><text:span text:style-name="T6">Mais à cette époque l’Union doit résoudre les divisions, et met en place une constitution qui prévoit les pouvoirs. </text:span></text:p>
      <text:p text:style-name="P8"/>
      <text:p text:style-name="P20">1. Pouvoir Législatif :</text:p>
      <text:p text:style-name="P8"/>
      <text:p text:style-name="P5"><text:span text:style-name="T6">L</text:span><text:span text:style-name="T2">e premier pouvoir est le pouvoir législatif, qui s’oppose au roi, il ne peut pas devenir tyrannique d’autant plus qu’il est bicaméral :</text:span></text:p>
      <text:list xml:id="list4264470193" text:style-name="L1">
        <text:list-item>
          <text:p text:style-name="P9"><text:span text:style-name="T2">Le sénat est constitué de cent sénateurs, deux par pays, </text:span><text:span text:style-name="T7">il ratifi</text:span><text:span text:style-name="T8">e</text:span><text:span text:style-name="T7"> les traités, chaque États sont égaux là bas. </text:span><text:span text:style-name="T8">Le vice-président préside le Sénat. </text:span><text:span text:style-name="T9">Les sénateurs sont élus pour une durée de six ans, renouvelable par tiers en alternance de 2 ans. </text:span><text:span text:style-name="T10">Pour être sénateur il faut au minimum avoir trente ans, et être américain depuis neuf ans. </text:span><text:span text:style-name="T11">Le président pro temporé remplace le vice-président en temps normal, qui n’est là que pour départager les sénateurs.</text:span></text:p>
        </text:list-item>
        <text:list-item>
          <text:p text:style-name="P10"><text:span text:style-name="T11">L</text:span><text:span text:style-name="T2">a chambre des représentants, </text:span><text:span text:style-name="T12">élus pour deux ans, constitués de 4</text:span><text:span text:style-name="T17">3</text:span><text:span text:style-name="T12">5 représentants (chiffre figé). À chaque élection redistribution du nombre de sièges par États avec un « recensement census ». </text:span><text:span text:style-name="T13">Pour être représentants il faut avoir minimum vingt-cinq ans et être citoyen américain depuis au moins sept ans.<text:line-break/></text:span></text:p>
        </text:list-item>
      </text:list>
      <text:p text:style-name="P11"><text:span text:style-name="T13">C</text:span><text:span text:style-name="T2">e système permet au immigrés d’être représenté</text:span><text:span text:style-name="T14">s</text:span><text:span text:style-name="T2">, </text:span><text:span text:style-name="T14">c’est </text:span><text:span text:style-name="T2">important </text:span><text:span text:style-name="T14">au vu de </text:span><text:span text:style-name="T2">l’histoire américaine. </text:span></text:p>
      <text:p text:style-name="P11"><text:span text:style-name="T2"/></text:p>
      <text:p text:style-name="P11"><text:span text:style-name="T2"/></text:p>
      <text:p text:style-name="P12"><text:span text:style-name="T31">2. Pouvoir </text:span><text:span text:style-name="T32">Exécutif</text:span><text:span text:style-name="T31"> :</text:span></text:p>
      <text:p text:style-name="P12"><text:span text:style-name="T2"/></text:p>
      <text:p text:style-name="P13"><text:span text:style-name="T2">Le pouvoir exécutif est représenté par le président et le vice-président, </text:span><text:span text:style-name="T15">élus tous les quatre ans. </text:span><text:span text:style-name="T16">Les élections ont lieu le mardi après le premier lundi du mois de mai. </text:span><text:span text:style-name="T12">L</text:span><text:span text:style-name="T18">e mode de scrutin pour l’élection présidentielle est le scrutin uninominal, majoritaire à un tour, </text:span><text:span text:style-name="T19">par lequel on élit les grands électeurs</text:span><text:span text:style-name="T18">. Ce qui signifie que le vote n’est pas direct, et que le président ne sera pas forcément celui ayant obtenu la majorité des votes, </text:span><text:span text:style-name="T20">afin d’éviter les tyrans </text:span><text:span text:style-name="T21">comme Napoléon 3, </text:span><text:span text:style-name="T22">le président n’est donc pas forcément bien élu et ne peut être élu que deux fois maximum. </text:span><text:span text:style-name="T18"><text:s/></text:span><text:span text:style-name="T13">À cette élections on vote aussi pour les représentants.</text:span></text:p>
      <text:p text:style-name="P13"><text:span text:style-name="T13"/></text:p>
      <text:p text:style-name="P14"><text:span text:style-name="T33">3. </text:span><text:span text:style-name="T31">Pouvoir Judiciaire </text:span><text:span text:style-name="T2">:</text:span></text:p>
      <text:p text:style-name="P14"><text:span text:style-name="T2"/></text:p>
      <text:p text:style-name="P15"><text:span text:style-name="T2">L’équilibre des pouvoirs est primordial dans la constitution américaine, même si suite à la seconde guerre mondiale le président américain</text:span><text:span text:style-name="T23"> a acquis plus de pouvoirs notamment administratifs et relatif aux traités.<text:line-break/></text:span><text:span text:style-name="T24">Cet équilibre des pouvoirs est entre autre garantie par des procédures comme la procédure d’Impeachment qui permet la destitution du président en cas de haute trahison, </text:span><text:span text:style-name="T25">de parjure ou autre, </text:span><text:span text:style-name="T26">afin d’éviter de mettre le pays en péril. </text:span><text:span text:style-name="T27">La chambre des représentants instruit le dossier, puis le sénat vote pour ou contre la destitution, dans ce cas il remplacé par le vice-président. </text:span></text:p>
      <text:p text:style-name="P16"><text:span text:style-name="T27">L</text:span><text:span text:style-name="T2">e président peut poser un v</text:span><text:span text:style-name="T29">eto</text:span><text:span text:style-name="T2"> sur une loi du Congrès, </text:span><text:span text:style-name="T28">ce veto a néanmoins une limite s’il est voté par les 2/3 du parlement </text:span><text:span text:style-name="T29">il saute. </text:span><text:span text:style-name="T30">Il peut aussi utiliser un veto de poche, dans ce cas s’il ne peut renvoyer le projet de loi dans les dix jours ne raison d’une vacance du congrès alors le « veto de poche » est mis en place. </text:span></text:p>
      <text:p text:style-name="P21"><text:span text:style-name="T34">C</text:span><text:span text:style-name="T31">omment la loi est votée :</text:span></text:p>
      <text:p text:style-name="P17"><text:span text:style-name="T2"/></text:p>
      <text:p text:style-name="P18"><text:span text:style-name="T2">Une loi est d’abord proposée par </text:span></text:p>
      <text:p text:style-name="P13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Times New Roman" fo:language="fr" fo:country="FR" officeooo:rsid="001adb96" officeooo:paragraph-rsid="001adb96"/>
    </style:style>
    <style:style style:name="MP2" style:family="paragraph" style:parent-style-name="Footer">
      <style:text-properties style:font-name="Times New Roman" fo:language="fr" fo:country="FR" officeooo:rsid="001adb96" officeooo:paragraph-rsid="001adb96"/>
    </style:style>
    <style:style style:name="MT1" style:family="text">
      <style:text-properties officeooo:rsid="001db8a2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Erwan Gesrel<text:tab/><text:tab/>Zone géographique : Amérique <text:span text:style-name="MT1">du Nord</text:span></text:p>
      </style:header>
      <style:footer>
        <text:p text:style-name="MP2"><text:date style:data-style-name="N37" text:date-value="2019-02-19T18:17:19.912258274" text:fixed="true">19/02/19</text:date>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3:57:04.690028264</meta:creation-date>
    <meta:generator>LibreOffice/6.2.2.2$Linux_X86_64 LibreOffice_project/20$Build-2</meta:generator>
    <dc:date>2019-04-04T19:49:07.295939856</dc:date>
    <meta:editing-duration>PT13H17M55S</meta:editing-duration>
    <meta:editing-cycles>610</meta:editing-cycles>
    <meta:document-statistic meta:table-count="0" meta:image-count="0" meta:object-count="0" meta:page-count="2" meta:paragraph-count="17" meta:word-count="525" meta:character-count="3137" meta:non-whitespace-character-count="2621"/>
  </office:meta>
</office:document-meta>
</file>